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f8d" officeooo:paragraph-rsid="0005bf8d"/>
    </style:style>
    <style:style style:name="P2" style:family="paragraph" style:parent-style-name="Standard">
      <style:text-properties officeooo:rsid="0006004b" officeooo:paragraph-rsid="0006004b"/>
    </style:style>
    <style:style style:name="P3" style:family="paragraph" style:parent-style-name="Standard">
      <style:text-properties officeooo:rsid="0009105b" officeooo:paragraph-rsid="0009105b"/>
    </style:style>
    <style:style style:name="P4" style:family="paragraph" style:parent-style-name="Standard">
      <style:text-properties officeooo:rsid="0009efe9" officeooo:paragraph-rsid="0009efe9"/>
    </style:style>
    <style:style style:name="T1" style:family="text">
      <style:text-properties officeooo:rsid="00080c94"/>
    </style:style>
    <style:style style:name="T2" style:family="text">
      <style:text-properties officeooo:rsid="000b2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the ts_calibration.ino first</text:p>
      <text:p text:style-name="P1"/>
      <text:p text:style-name="P2">Availbe colors are black,blue,red,green,cyan,magenta,yellow,white</text:p>
      <text:p text:style-name="P3">TFT functions use the values x,y,w,h with x and y starting points at top left</text:p>
      <text:p text:style-name="P4">TFT usable pixels Max Y value is 271 <text:span text:style-name="T2">Max X value is 47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5S</meta:editing-duration>
    <meta:editing-cycles>7</meta:editing-cycles>
    <meta:generator>LibreOffice/4.3.0.4$Windows_x86 LibreOffice_project/62ad5818884a2fc2e5780dd45466868d41009ec0</meta:generator>
    <dc:date>2014-08-19T22:13:04.445000000</dc:date>
    <meta:document-statistic meta:table-count="0" meta:image-count="0" meta:object-count="0" meta:page-count="1" meta:paragraph-count="4" meta:word-count="36" meta:character-count="229" meta:non-whitespace-character-count="197"/>
    <meta:user-defined meta:name="Info 1"/>
    <meta:user-defined meta:name="Info 2"/>
    <meta:user-defined meta:name="Info 3"/>
    <meta:user-defined meta:name="Info 4"/>
  </office:meta>
</office:document-meta>
</file>